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7D889036125779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56cm, 6.091cm, 10.192cm, 2.93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5cm" svg:height="22.999cm" svg:x="0.992cm" svg:y="2.392cm">
          <draw:image xlink:href="Pictures/10000000000005E8000007E0D7D889036125779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8:28.120289324</dc:date>
    <meta:editing-duration>PT3M3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